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0:55:58.003349583</meta:creation-date>
    <dc:date>2017-10-20T12:16:04.890780225</dc:date>
    <meta:editing-duration>P1DT1H9M56S</meta:editing-duration>
    <meta:editing-cycles>2</meta:editing-cycles>
    <meta:generator>LibreOffice/5.3.1.2$Linux_X86_64 LibreOffice_project/30m0$Build-2</meta:generator>
    <meta:document-statistic meta:table-count="1" meta:cell-count="44" meta:object-count="0"/>
  </office:meta>
</office:document-meta>
</file>